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draw:fill="none" fo:min-height="8.192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co1" style:family="table-column">
      <style:table-column-properties style:column-width="8.366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1.848cm" style:use-optimal-column-width="false"/>
    </style:style>
    <style:style style:name="co4" style:family="table-column">
      <style:table-column-properties style:column-width="2.335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1.191cm"/>
    </style:style>
    <style:style style:name="ro3" style:family="table-row">
      <style:table-row-properties style:row-height="1.729cm"/>
    </style:style>
    <style:style style:name="ce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style:repeat="repeat"/>
    </style:style>
    <style:style style:name="ce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2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1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2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3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4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5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6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7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8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9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0" style:family="table-cell">
      <style:graphic-properties draw:fill="solid" draw:fill-color="#d9d9d9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indent="0cm" style:punctuation-wrap="hanging"/>
      <style:text-properties fo:hyphenate="false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line-through-style="none" fo:font-family="Calibri" fo:font-size="44pt" fo:letter-spacing="normal" fo:font-style="italic" style:text-underline-style="none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oftware Requirement Specification</text:p>
          </draw:text-box>
        </draw:frame>
        <draw:frame presentation:style-name="pr2" draw:text-style-name="P1" draw:layer="layout" svg:width="25.199cm" svg:height="13.859cm" svg:x="1.301cm" svg:y="5cm" presentation:class="outline" presentation:user-transformed="true">
          <draw:text-box>
            <text:list text:style-name="L2">
              <text:list-header>
                <text:p text:style-name="P1">Networking utility tool</text:p>
                <text:p text:style-name="P1"><text:s text:c="409"/>Prashant Gupta</text:p>
                <text:p text:style-name="P1"><text:s text:c="15"/>iit2008038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COPE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is tool is designed to run over environments like windows and linux both.</text:p>
                <text:p>It will help network administrator to debug various problems in network and also help </text:p>
                <text:p>lan users to sort out problems like ip conflic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easibility Study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p><text:span text:style-name="T1">The Software will be java based. It will be made using Netbeans IDE (6.9.1).</text:span></text:p>
            <text:p><text:span text:style-name="T1">As Netbeans and JAVA are Opensource nominal cost would be <text:s text:c="2"/>incurred in the project.</text:span></text:p>
            <text:p><text:span text:style-name="T1">With proper documentation of JAVA and Netbeans available the product is technically feasibl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Specifications</text:p>
          </draw:text-box>
        </draw:frame>
        <draw:frame presentation:style-name="pr2" draw:layer="layout" svg:width="25.199cm" svg:height="13.859cm" svg:x="1.5cm" svg:y="5cm" presentation:class="outline" presentation:user-transformed="true">
          <draw:text-box>
            <text:list text:style-name="L2">
              <text:list-header>
                <text:p>The tool will consist of user interface which contains various options as:</text:p>
              </text:list-header>
              <text:list-item>
                <text:p>Ping</text:p>
              </text:list-item>
              <text:list-item>
                <text:p>Devices</text:p>
              </text:list-item>
              <text:list-item>
                <text:p>Port scan</text:p>
              </text:list-item>
              <text:list-item>
                <text:p>Systems in network</text:p>
              </text:list-item>
              <text:list-item>
                <text:p>Lookup</text:p>
              </text:list-item>
              <text:list-item>
                <text:p><text:s/>Who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R.1 User chooses ping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Brief Description:-</text:p>
              </text:list-header>
              <text:list-item>
                <text:p>User is asked to enter the network address </text:p>
                <text:p>to which it want to ping.</text:p>
                <text:p>Step by Step description:-</text:p>
              </text:list-item>
              <text:list-item>
                <text:p>R.1.1 “Enter network address”</text:p>
              </text:list-item>
              <text:list-item>
                <text:p>Input:user should supply network address.</text:p>
              </text:list-item>
              <text:list-item>
                <text:p>Output:The tool will try to send icmp packet to that address and state it stat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R.2 User chooses Devices<text:line-break/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Brief Description:-</text:p>
              </text:list-header>
              <text:list-item>
                <text:p>A wndow will open containing a button “Devices”.</text:p>
              </text:list-item>
              <text:list-item>
                <text:p>R.2.1</text:p>
              </text:list-item>
              <text:list-item>
                <text:p>Input:User has to just click on “Devices” button</text:p>
              </text:list-item>
              <text:list-item>
                <text:p>Output:Shows all the network interface devices available on that system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R.3 User chooses Port Scan</text:p>
          </draw:text-box>
        </draw:frame>
        <draw:frame presentation:style-name="pr2" draw:layer="layout" svg:width="25.199cm" svg:height="13.859cm" svg:x="1.301cm" svg:y="5cm" presentation:class="outline" presentation:user-transformed="true">
          <draw:text-box>
            <text:list text:style-name="L2">
              <text:list-header>
                <text:p>Brief Description:-</text:p>
              </text:list-header>
              <text:list-item>
                <text:p>User is asked to enter the network address.</text:p>
                <text:p>Step by Step description:-</text:p>
              </text:list-item>
              <text:list-item>
                <text:p>R.3.1 “Enter network address”</text:p>
              </text:list-item>
              <text:list-item>
                <text:p>Input:user should supply network address.</text:p>
              </text:list-item>
              <text:list-item>
                <text:p>Output:The tool will show the status of all the active ports in syste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473cm" svg:x="1.4cm" svg:y="0.854cm" presentation:class="title" presentation:user-transformed="true">
          <draw:text-box>
            <text:p>R.4 User chooses “Systems in network”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Brief Description:-</text:p>
              </text:list-header>
              <text:list-item>
                <text:p>User is asked to enter the network address </text:p>
                <text:p>to which it want to scan.</text:p>
                <text:p>Step by Step description:-</text:p>
              </text:list-item>
              <text:list-item>
                <text:p>R.4.1 “Enter network address”</text:p>
              </text:list-item>
              <text:list-item>
                <text:p>Input:user should supply network address.</text:p>
              </text:list-item>
              <text:list-item>
                <text:p>Output:The tool will scan the whole network and shows the list of active systems and their ip address als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R.6 User choose 'whois'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Brief Description:-</text:p>
              </text:list-header>
              <text:list-item>
                <text:p>User is asked to enter the domain address <text:s/></text:p>
                <text:p>to which it want more information.</text:p>
                <text:p>Step by Step description:-</text:p>
              </text:list-item>
              <text:list-item>
                <text:p>R.6.1 “Enter Domain address”</text:p>
              </text:list-item>
              <text:list-item>
                <text:p>Input:user should supply network address.</text:p>
              </text:list-item>
              <text:list-item>
                <text:p>Output:The tool will show domain name of that addre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625cm" svg:x="1.4cm" svg:y="0.778cm" presentation:class="title" presentation:user-transformed="true">
          <draw:text-box>
            <text:p text:style-name="P2"><text:span text:style-name="T2">Non-functional requirements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The application is compatible with both platforms windows and linux.</text:p>
              </text:list-item>
              <text:list-item>
                <text:p>It should be user friendly so that it can be used easily by lan users.</text:p>
              </text:list-item>
              <text:list-item>
                <text:p>Constraint: It should not take enough time to solve the above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Decision table</text:p>
          </draw:text-box>
        </draw:frame>
        <draw:frame presentation:style-name="pr2" draw:layer="layout" svg:width="25.199cm" svg:height="13.859cm" svg:x="1.5cm" svg:y="4cm" presentation:class="outline" presentation:placeholder="true" presentation:user-transformed="true">
          <draw:text-box/>
        </draw:frame>
        <draw:frame draw:style-name="standard" draw:layer="layout" svg:width="20.912cm" svg:height="16.042cm" svg:x="1.587cm" svg:y="3.416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 table:number-columns-spanned="7">
                <text:p text:style-name="P4"><text:span text:style-name="T3">Condition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>
              <table:table-cell table:style-name="ce3">
                <text:p text:style-name="P5"><text:span text:style-name="T3">Valid Option</text:span></text:p>
              </table:table-cell>
              <table:table-cell table:style-name="ce4">
                <text:p text:style-name="P5"><text:span text:style-name="T3">No</text:span></text:p>
              </table:table-cell>
              <table:table-cell table:style-name="ce5">
                <text:p text:style-name="P5"><text:span text:style-name="T3">Yes</text:span></text:p>
              </table:table-cell>
              <table:table-cell table:style-name="ce6">
                <text:p text:style-name="P5"><text:span text:style-name="T3">Yes</text:span></text:p>
              </table:table-cell>
              <table:table-cell table:style-name="ce7">
                <text:p text:style-name="P5"><text:span text:style-name="T3">Yes</text:span></text:p>
              </table:table-cell>
              <table:table-cell table:style-name="ce8">
                <text:p text:style-name="P5"><text:span text:style-name="T3">Yes</text:span></text:p>
              </table:table-cell>
              <table:table-cell table:style-name="ce9">
                <text:p text:style-name="P5"><text:span text:style-name="T3">Yes</text:span></text:p>
              </table:table-cell>
            </table:table-row>
            <table:table-row table:style-name="ro1">
              <table:table-cell table:style-name="ce10">
                <text:p text:style-name="P5"><text:span text:style-name="T3">Ping</text:span></text:p>
              </table:table-cell>
              <table:table-cell table:style-name="ce11">
                <text:p text:style-name="P5"><text:span text:style-name="T3">-</text:span></text:p>
              </table:table-cell>
              <table:table-cell table:style-name="ce12">
                <text:p text:style-name="P5"><text:span text:style-name="T3">Yes</text:span></text:p>
              </table:table-cell>
              <table:table-cell table:style-name="ce13">
                <text:p text:style-name="P5"><text:span text:style-name="T3">-</text:span></text:p>
              </table:table-cell>
              <table:table-cell table:style-name="ce14">
                <text:p text:style-name="P5"><text:span text:style-name="T3">-</text:span></text:p>
              </table:table-cell>
              <table:table-cell table:style-name="ce15">
                <text:p text:style-name="P5"><text:span text:style-name="T3">-</text:span></text:p>
              </table:table-cell>
              <table:table-cell table:style-name="ce16">
                <text:p text:style-name="P5"><text:span text:style-name="T3">-</text:span></text:p>
              </table:table-cell>
            </table:table-row>
            <table:table-row table:style-name="ro1">
              <table:table-cell table:style-name="ce17">
                <text:p><text:span text:style-name="T3">Devices</text:span></text:p>
              </table:table-cell>
              <table:table-cell table:style-name="ce18">
                <text:p text:style-name="P5"><text:span text:style-name="T3">-</text:span></text:p>
              </table:table-cell>
              <table:table-cell table:style-name="ce19">
                <text:p text:style-name="P5"><text:span text:style-name="T3">-</text:span></text:p>
              </table:table-cell>
              <table:table-cell table:style-name="ce20">
                <text:p text:style-name="P5"><text:span text:style-name="T3">Yes</text:span></text:p>
              </table:table-cell>
              <table:table-cell table:style-name="ce21">
                <text:p text:style-name="P5"><text:span text:style-name="T3">-</text:span></text:p>
              </table:table-cell>
              <table:table-cell table:style-name="ce22">
                <text:p text:style-name="P5"><text:span text:style-name="T3">- </text:span></text:p>
              </table:table-cell>
              <table:table-cell table:style-name="ce23">
                <text:p text:style-name="P5"><text:span text:style-name="T3">-</text:span></text:p>
              </table:table-cell>
            </table:table-row>
            <table:table-row table:style-name="ro1">
              <table:table-cell table:style-name="ce24">
                <text:p text:style-name="P5"><text:span text:style-name="T3">Port scan</text:span></text:p>
              </table:table-cell>
              <table:table-cell table:style-name="ce25">
                <text:p text:style-name="P5"><text:span text:style-name="T3">-</text:span></text:p>
              </table:table-cell>
              <table:table-cell table:style-name="ce26">
                <text:p text:style-name="P5"><text:span text:style-name="T3">-</text:span></text:p>
              </table:table-cell>
              <table:table-cell table:style-name="ce27">
                <text:p text:style-name="P5"><text:span text:style-name="T3">-</text:span></text:p>
              </table:table-cell>
              <table:table-cell table:style-name="ce28">
                <text:p text:style-name="P5"><text:span text:style-name="T3">Yes</text:span></text:p>
              </table:table-cell>
              <table:table-cell table:style-name="ce29">
                <text:p text:style-name="P5"><text:span text:style-name="T3">-</text:span></text:p>
              </table:table-cell>
              <table:table-cell table:style-name="ce30">
                <text:p text:style-name="P5"><text:span text:style-name="T3">-</text:span></text:p>
              </table:table-cell>
            </table:table-row>
            <table:table-row table:style-name="ro1">
              <table:table-cell table:style-name="ce31">
                <text:p text:style-name="P5"><text:span text:style-name="T3">Systems in network</text:span></text:p>
              </table:table-cell>
              <table:table-cell table:style-name="ce32">
                <text:p text:style-name="P5"><text:span text:style-name="T3">-</text:span></text:p>
              </table:table-cell>
              <table:table-cell table:style-name="ce33">
                <text:p text:style-name="P5"><text:span text:style-name="T3">-</text:span></text:p>
              </table:table-cell>
              <table:table-cell table:style-name="ce34">
                <text:p text:style-name="P5"><text:span text:style-name="T3">-</text:span></text:p>
              </table:table-cell>
              <table:table-cell table:style-name="ce35"/>
              <table:table-cell table:style-name="ce36">
                <text:p text:style-name="P5"><text:span text:style-name="T3">Yes</text:span></text:p>
              </table:table-cell>
              <table:table-cell table:style-name="ce37">
                <text:p text:style-name="P5"><text:span text:style-name="T3">-</text:span></text:p>
              </table:table-cell>
            </table:table-row>
            <table:table-row table:style-name="ro2">
              <table:table-cell table:style-name="ce38">
                <text:p text:style-name="P5"><text:span text:style-name="T3">Whois</text:span></text:p>
              </table:table-cell>
              <table:table-cell table:style-name="ce39">
                <text:p text:style-name="P5"><text:span text:style-name="T3">-</text:span></text:p>
              </table:table-cell>
              <table:table-cell table:style-name="ce40">
                <text:p text:style-name="P5"><text:span text:style-name="T3">-</text:span></text:p>
              </table:table-cell>
              <table:table-cell table:style-name="ce41">
                <text:p text:style-name="P5"><text:span text:style-name="T3">-</text:span></text:p>
              </table:table-cell>
              <table:table-cell table:style-name="ce42">
                <text:p text:style-name="P5"><text:span text:style-name="T3">-</text:span></text:p>
              </table:table-cell>
              <table:table-cell table:style-name="ce43"/>
              <table:table-cell table:style-name="ce44">
                <text:p>Yes</text:p>
              </table:table-cell>
            </table:table-row>
            <table:table-row table:style-name="ro1" table:default-cell-style-name="ce2">
              <table:table-cell table:style-name="ce45" table:number-columns-spanned="7">
                <text:p text:style-name="P5"><text:span text:style-name="T4">Actions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>
              <table:table-cell table:style-name="ce46">
                <text:p text:style-name="P5"><text:span text:style-name="T3">Sent icmp request </text:span></text:p>
              </table:table-cell>
              <table:table-cell table:style-name="ce47">
                <text:p text:style-name="P5"><text:span text:style-name="T3">-</text:span></text:p>
              </table:table-cell>
              <table:table-cell table:style-name="ce48">
                <text:p text:style-name="P5"><text:span text:style-name="T3">X</text:span></text:p>
              </table:table-cell>
              <table:table-cell table:style-name="ce49">
                <text:p text:style-name="P5"><text:span text:style-name="T3">-</text:span></text:p>
              </table:table-cell>
              <table:table-cell table:style-name="ce50">
                <text:p text:style-name="P5"><text:span text:style-name="T3">-</text:span></text:p>
              </table:table-cell>
              <table:table-cell table:style-name="ce51">
                <text:p text:style-name="P5"><text:span text:style-name="T3">-</text:span></text:p>
              </table:table-cell>
              <table:table-cell table:style-name="ce52">
                <text:p text:style-name="P5"><text:span text:style-name="T3">-</text:span></text:p>
              </table:table-cell>
            </table:table-row>
            <table:table-row table:style-name="ro3">
              <table:table-cell table:style-name="ce53">
                <text:p text:style-name="P5"><text:span text:style-name="T3"><text:s/></text:span><text:span text:style-name="T3">Show address of ethernet ports</text:span></text:p>
              </table:table-cell>
              <table:table-cell table:style-name="ce54">
                <text:p text:style-name="P5"><text:span text:style-name="T3">-</text:span></text:p>
              </table:table-cell>
              <table:table-cell table:style-name="ce55">
                <text:p text:style-name="P5"><text:span text:style-name="T3">-</text:span></text:p>
              </table:table-cell>
              <table:table-cell table:style-name="ce56">
                <text:p text:style-name="P5"><text:span text:style-name="T3">X</text:span></text:p>
              </table:table-cell>
              <table:table-cell table:style-name="ce57">
                <text:p text:style-name="P6"><text:span text:style-name="T3">-</text:span></text:p>
                <text:p text:style-name="P6"><text:span text:style-name="T3"/></text:p>
              </table:table-cell>
              <table:table-cell table:style-name="ce58">
                <text:p text:style-name="P5"><text:span text:style-name="T3">-</text:span></text:p>
              </table:table-cell>
              <table:table-cell table:style-name="ce59">
                <text:p text:style-name="P5"><text:span text:style-name="T3">-</text:span></text:p>
              </table:table-cell>
            </table:table-row>
            <table:table-row table:style-name="ro3">
              <table:table-cell table:style-name="ce60">
                <text:p text:style-name="P5"><text:span text:style-name="T3">Show status of cative ports</text:span></text:p>
              </table:table-cell>
              <table:table-cell table:style-name="ce61">
                <text:p text:style-name="P5"><text:span text:style-name="T3">-</text:span></text:p>
              </table:table-cell>
              <table:table-cell table:style-name="ce62">
                <text:p text:style-name="P5"><text:span text:style-name="T3">-</text:span></text:p>
              </table:table-cell>
              <table:table-cell table:style-name="ce63">
                <text:p text:style-name="P5"><text:span text:style-name="T3">-</text:span></text:p>
              </table:table-cell>
              <table:table-cell table:style-name="ce64">
                <text:p text:style-name="P5"><text:span text:style-name="T3">X</text:span></text:p>
              </table:table-cell>
              <table:table-cell table:style-name="ce65"/>
              <table:table-cell table:style-name="ce66">
                <text:p text:style-name="P5"><text:span text:style-name="T3">-</text:span></text:p>
              </table:table-cell>
            </table:table-row>
            <table:table-row table:style-name="ro3">
              <table:table-cell table:style-name="ce67">
                <text:p text:style-name="P5"><text:span text:style-name="T3">Display ip's of active systems in network.</text:span></text:p>
              </table:table-cell>
              <table:table-cell table:style-name="ce68">
                <text:p text:style-name="P5"><text:span text:style-name="T3">-</text:span></text:p>
              </table:table-cell>
              <table:table-cell table:style-name="ce69">
                <text:p text:style-name="P5"><text:span text:style-name="T3">-</text:span></text:p>
              </table:table-cell>
              <table:table-cell table:style-name="ce70">
                <text:p text:style-name="P5"><text:span text:style-name="T3">-</text:span></text:p>
              </table:table-cell>
              <table:table-cell table:style-name="ce71">
                <text:p text:style-name="P5"><text:span text:style-name="T3">-</text:span></text:p>
              </table:table-cell>
              <table:table-cell table:style-name="ce72">
                <text:p text:style-name="P5"><text:span text:style-name="T3">X</text:span></text:p>
              </table:table-cell>
              <table:table-cell table:style-name="ce73">
                <text:p text:style-name="P5"><text:span text:style-name="T3">-</text:span></text:p>
              </table:table-cell>
            </table:table-row>
            <table:table-row table:style-name="ro3">
              <table:table-cell table:style-name="ce74">
                <text:p text:style-name="P5"><text:span text:style-name="T3">Display the domain name</text:span></text:p>
              </table:table-cell>
              <table:table-cell table:style-name="ce75">
                <text:p text:style-name="P5"><text:span text:style-name="T3">-</text:span></text:p>
              </table:table-cell>
              <table:table-cell table:style-name="ce76">
                <text:p text:style-name="P5"><text:span text:style-name="T3">-</text:span></text:p>
              </table:table-cell>
              <table:table-cell table:style-name="ce77">
                <text:p text:style-name="P5"><text:span text:style-name="T3">-</text:span></text:p>
              </table:table-cell>
              <table:table-cell table:style-name="ce78">
                <text:p text:style-name="P5"><text:span text:style-name="T3">-</text:span></text:p>
              </table:table-cell>
              <table:table-cell table:style-name="ce79">
                <text:p text:style-name="P5"><text:span text:style-name="T4">-</text:span></text:p>
              </table:table-cell>
              <table:table-cell table:style-name="ce80">
                <text:p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625cm" svg:x="1.4cm" svg:y="0.778cm" presentation:class="title" presentation:user-transformed="true">
          <draw:text-box>
            <text:p text:style-name="P2"><text:span text:style-name="T5">Persons Interviewed</text:span><text:span text:style-name="T5"><text:line-break/></text:span><text:span text:style-name="T5">(Prospective Users)</text:span></text:p>
          </draw:text-box>
        </draw:frame>
        <draw:frame presentation:style-name="pr2" draw:layer="layout" svg:width="25.199cm" svg:height="13.859cm" svg:x="1.301cm" svg:y="5.141cm" presentation:class="outline" presentation:placeholder="true" presentation:user-transformed="true">
          <draw:text-box/>
        </draw:frame>
        <draw:frame draw:style-name="gr2" draw:layer="layout" svg:width="26.83cm" svg:height="8.442cm" svg:x="1.5cm" svg:y="7cm">
          <draw:text-box>
            <text:p><text:span text:style-name="T1">Lan users of iiita.</text:span></text:p>
            <text:p><text:span text:style-name="T1">Mr. Gaurav Kishore(IIT2008015)</text:span></text:p>
            <text:p><text:span text:style-name="T1">Mr.Chetan Agarwal(IIT2008032)</text:span></text:p>
            <text:p><text:span text:style-name="T1"/></text:p>
            <text:p><text:span text:style-name="T1"/></text:p>
            <text:p><text:span text:style-name="T1">Mr. krtivasas Shukla(Current indem member iiita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ashant gupta</meta:initial-creator>
    <meta:creation-date>2010-08-29T22:52:41</meta:creation-date>
    <meta:editing-duration>PT00H09M33S</meta:editing-duration>
    <meta:editing-cycles>2</meta:editing-cycles>
    <dc:date>2010-08-30T00:05:15</dc:date>
    <dc:creator>prashant gupta</dc:creator>
    <meta:document-statistic meta:object-count="71"/>
    <meta:generator>OpenOffice.org/3.2$Linux OpenOffice.org_project/320m12$Build-9483</meta:generator>
  </office:meta>
</office:document-meta>
</file>